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30791666666667cm"/>
    </style:style>
    <style:style style:name="co5" style:family="table-column">
      <style:table-column-properties fo:break-before="auto" style:column-width="2.56645833333333cm"/>
    </style:style>
    <style:style style:name="co6" style:family="table-column">
      <style:table-column-properties fo:break-before="auto" style:column-width="3.96875cm"/>
    </style:style>
    <style:style style:name="ro1" style:family="table-row">
      <style:table-row-properties style:row-height="30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3">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4">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3">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3">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3">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4">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3">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3">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6">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3">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7">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3">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4">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number-rows-repeated="1048528" table:style-name="ro5">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7T18:33:54Z</dc:date>
  </office:meta>
</office:document-meta>
</file>